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/text:p>
      <text:p text:style-name="P8"/>
      <text:p text:style-name="Standard"><text:span text:style-name="T4">שם העסק/מבנה</text:span><text:span text:style-name="T3"> <text:s text:c="2"/></text:span><text:span text:style-name="T1">אולם שמחות "סאן רויאל"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טוליפמן 2 ראשון לציון</text:span></text:p>
      <text:p text:style-name="P9"/>
      <text:p text:style-name="Standard"><text:span text:style-name="T4">טלפון</text:span><text:span text:style-name="T1"> <text:s text:c="6"/>03-9507172 <text:s text:c="137"/></text:span></text:p>
      <text:p text:style-name="P9"/>
      <text:p text:style-name="Standard"><text:span text:style-name="T4">המפתחות נמצאים</text:span><text:span text:style-name="T1"> <text:s/>דואק משה- מנהל האולם <text:s text:c="3"/></text:span></text:p>
      <text:p text:style-name="P5"/>
      <text:p text:style-name="Standard"><text:span text:style-name="T4">מיקום מפסק זרם ראשי</text:span><text:span text:style-name="T1"> <text:s/>מפסק זרם ראשי בכניסה למדרגות ראשי בצד שמאל בקומת קרקע. <text:s text:c="8"/></text:span></text:p>
      <text:p text:style-name="P5"/>
      <text:p text:style-name="Standard"><text:span text:style-name="T4">גנרטור: </text:span><text:span text:style-name="T1">קיים <text:s/>-בחצר המבנה בצד הדרום מזרחי מפסק חרום לגנרטור בכניסה ראשית למבנה.</text:span></text:p>
      <text:p text:style-name="Standard"><text:span text:style-name="T4">מיקום ברזי כיבוי עיקריים "3</text:span><text:span text:style-name="T1"> <text:s text:c="2"/>בכל צד של המבנה <text:s text:c="96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מרים דואק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1"><text:span text:style-name="T1">03-9518357</text:span></text:p>
          </table:table-cell>
          <table:table-cell table:style-name="Table2.A1" office:value-type="string">
            <text:p text:style-name="P1"><text:span text:style-name="T1">052-609980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דוד דואק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6099805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רמי דואק</text:span></text:p>
          </table:table-cell>
          <table:table-cell table:style-name="Table2.A1" office:value-type="string">
            <text:p text:style-name="P1"><text:span text:style-name="T1">איש 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6099806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1"><text:span text:style-name="T1">אבי דואק</text:span></text:p>
          </table:table-cell>
          <table:table-cell table:style-name="Table2.A1" office:value-type="string">
            <text:p text:style-name="P1"><text:span text:style-name="T1">קב"ט</text:span></text:p>
          </table:table-cell>
          <table:table-cell table:style-name="Table2.A1" office:value-type="string">
            <text:p text:style-name="P1"><text:span text:style-name="T1">03-9527168</text:span></text:p>
          </table:table-cell>
          <table:table-cell table:style-name="Table2.A1" office:value-type="string">
            <text:p text:style-name="P1"><text:span text:style-name="T1">052-6099803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מערכות גז גפ"מ בשטחי האולם הספקת גז מצובר תת קרקעי ממוקם בצד צפון מערבי של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המבנה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כל מפלס האולם נמצא מתת לעסק המיועד לתצוגת רהיטים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ישה נוס]ת למפלס האולם, חדר מדרגות חיצוני בצד הדרום מזרחי של המבנה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2T11:52:00</meta:creation-date>
    <dc:date>2013-08-12T12:04:00</dc:date>
    <meta:editing-duration>PT12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203" meta:character-count="17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